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37"/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#faa61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37"/>
    <style:style style:name="ce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17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18/10/21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31/10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01/11/2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02/11/21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06/11/21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09/11/21</text:p>
          </table:table-cell>
          <table:table-cell office:value-type="string" calcext:value-type="string">
            <text:p>BTP Game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0"/>
        <table:table-column table:style-name="co1" table:number-columns-repeated="1022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2" table:formula="of:=SUM([.A2:.A77])" office:value-type="float" office:value="158" calcext:value-type="float">
            <text:p>158</text:p>
          </table:table-cell>
          <table:table-cell table:style-name="ce22"/>
          <table:table-cell table:style-name="ce22" office:value-type="string" calcext:value-type="string">
            <text:p>Total</text:p>
          </table:table-cell>
          <table:table-cell table:style-name="ce22" table:number-columns-repeated="1021"/>
        </table:table-row>
        <table:table-row table:style-name="ro1">
          <table:table-cell table:style-name="ce23" table:number-columns-repeated="1024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0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20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21" office:value-type="string" calcext:value-type="string">
            <text:p>Time (in hours)</text:p>
          </table:table-cell>
          <table:table-cell table:style-name="ce21" office:value-type="string" calcext:value-type="string">
            <text:p>Date</text:p>
          </table:table-cell>
          <table:table-cell table:style-name="ce2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2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2:50:07.83031784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22:50:34.505205485</dc:date>
    <meta:creation-date>2014-12-14T08:12:00Z</meta:creation-date>
    <meta:editing-cycles>610</meta:editing-cycles>
    <meta:editing-duration>P1DT2M7S</meta:editing-duration>
    <meta:generator>LibreOffice/7.2.0.4$Linux_X86_64 LibreOffice_project/9a9c6381e3f7a62afc1329bd359cc48accb6435b</meta:generator>
    <meta:document-statistic meta:table-count="11" meta:cell-count="1829" meta:object-count="0"/>
  </office:meta>
</office:document-meta>
</file>